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54a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9483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b54a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0b54ad" officeooo:paragraph-rsid="000b54a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0b9483"/>
    </style:style>
    <style:style style:name="P7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0b9483"/>
    </style:style>
    <style:style style:name="P8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0c95a8"/>
    </style:style>
    <style:style style:name="P9" style:family="paragraph" style:parent-style-name="Heading_20_2">
      <style:paragraph-properties fo:margin-left="0cm" fo:margin-right="0cm" fo:line-height="100%" fo:orphans="2" fo:widows="2" fo:text-indent="0cm" style:auto-text-indent="false"/>
      <style:text-properties fo:color="#000000" style:font-name="Nunito" fo:font-size="18pt" fo:font-weight="bold"/>
    </style:style>
    <style:style style:name="P10" style:family="paragraph" style:parent-style-name="Heading_20_1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00b54ad" officeooo:paragraph-rsid="000b54a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0b54a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0b54ad" officeooo:paragraph-rsid="000b54ad" style:font-weight-asian="normal" style:font-weight-complex="normal"/>
    </style:style>
    <style:style style:name="P15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0b9483" officeooo:paragraph-rsid="000b9483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0b9483" officeooo:paragraph-rsid="000b9483"/>
    </style:style>
    <style:style style:name="P1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b9483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0b9483" officeooo:paragraph-rsid="000b9483"/>
    </style:style>
    <style:style style:name="P19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Roboto" fo:font-size="12pt" fo:letter-spacing="normal" fo:font-style="normal" fo:font-weight="normal"/>
    </style:style>
    <style:style style:name="P20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fo:letter-spacing="normal"/>
    </style:style>
    <style:style style:name="P21" style:family="paragraph" style:parent-style-name="Text_20_body" style:list-style-name="L1">
      <style:paragraph-properties fo:margin-top="0cm" fo:margin-bottom="0.265cm" loext:contextual-spacing="false" fo:orphans="2" fo:widows="2"/>
    </style:style>
    <style:style style:name="T1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2" style:family="text">
      <style:text-properties fo:font-variant="normal" fo:text-transform="none" fo:color="#000000" style:font-name="Roboto" fo:font-size="12pt" fo:letter-spacing="normal" fo:font-style="normal" fo:font-weight="bold" officeooo:rsid="000b54ad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bold" officeooo:rsid="000b54ad" style:font-weight-asian="normal" style:font-weight-complex="normal"/>
    </style:style>
    <style:style style:name="T4" style:family="text">
      <style:text-properties fo:font-variant="normal" fo:text-transform="none" fo:color="#000000" style:font-name="Roboto" fo:font-size="12pt" fo:letter-spacing="normal" fo:font-style="normal" fo:font-weight="bold" officeooo:rsid="000b9483"/>
    </style:style>
    <style:style style:name="T5" style:family="text">
      <style:text-properties fo:font-variant="normal" fo:text-transform="none" fo:color="#000000" style:font-name="Roboto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Roboto" fo:font-size="12pt" fo:letter-spacing="normal" fo:font-style="normal" fo:font-weight="bold" officeooo:rsid="000b9483" style:font-weight-asian="bold" style:font-weight-complex="bold"/>
    </style:style>
    <style:style style:name="T7" style:family="text">
      <style:text-properties fo:font-variant="normal" fo:text-transform="none" fo:color="#000000" style:font-name="Roboto" fo:font-size="12pt" fo:letter-spacing="normal" fo:font-style="normal" fo:font-weight="bold" officeooo:rsid="000b54ad" style:font-weight-asian="bold" style:font-weight-complex="bold"/>
    </style:style>
    <style:style style:name="T8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Roboto" fo:font-size="12pt" fo:letter-spacing="normal" fo:font-style="normal" fo:font-weight="normal" officeooo:rsid="000b54ad"/>
    </style:style>
    <style:style style:name="T10" style:family="text">
      <style:text-properties fo:font-variant="normal" fo:text-transform="none" fo:color="#000000" style:font-name="Roboto" fo:font-size="12pt" fo:letter-spacing="normal" fo:font-style="normal" fo:font-weight="normal" officeooo:rsid="000b54ad" style:font-weight-asian="normal" style:font-weight-complex="normal"/>
    </style:style>
    <style:style style:name="T11" style:family="text">
      <style:text-properties fo:font-variant="normal" fo:text-transform="none" fo:color="#000000" style:font-name="Roboto" fo:font-size="12pt" fo:letter-spacing="normal" fo:font-style="normal" fo:font-weight="normal" officeooo:rsid="000b9483"/>
    </style:style>
    <style:style style:name="T12" style:family="text">
      <style:text-properties fo:font-variant="normal" fo:text-transform="none" fo:color="#000000" style:font-name="Roboto" fo:font-size="12pt" fo:letter-spacing="normal" fo:font-style="normal" fo:font-weight="normal" officeooo:rsid="000c95a8"/>
    </style:style>
    <style:style style:name="T13" style:family="text">
      <style:text-properties fo:font-variant="normal" fo:text-transform="none" fo:color="#000000" style:font-name="Roboto" fo:font-size="12pt" fo:letter-spacing="normal" fo:font-style="normal" fo:font-weight="normal" officeooo:rsid="000fe3c8"/>
    </style:style>
    <style:style style:name="T14" style:family="text">
      <style:text-properties fo:font-variant="normal" fo:text-transform="none" fo:color="#000000" fo:letter-spacing="normal"/>
    </style:style>
    <style:style style:name="T15" style:family="text">
      <style:text-properties fo:font-variant="normal" fo:text-transform="none" fo:color="#000000" fo:letter-spacing="normal" officeooo:rsid="000b54ad" style:font-weight-asian="normal" style:font-weight-complex="normal"/>
    </style:style>
    <style:style style:name="T16" style:family="text">
      <style:text-properties fo:font-variant="normal" fo:text-transform="none" style:font-name="Roboto" fo:font-size="12pt" fo:letter-spacing="normal" fo:font-style="normal" fo:font-weight="normal" officeooo:rsid="000b54ad" style:font-weight-asian="bold" style:font-weight-complex="bold"/>
    </style:style>
    <style:style style:name="T17" style:family="text">
      <style:text-properties fo:font-variant="normal" fo:text-transform="none" style:font-name="Roboto" fo:font-size="12pt" fo:letter-spacing="normal" fo:font-style="normal" fo:font-weight="normal" officeooo:rsid="000b9483" style:font-weight-asian="bold" style:font-weight-complex="bold"/>
    </style:style>
    <style:style style:name="T18" style:family="text">
      <style:text-properties fo:font-variant="normal" fo:text-transform="none" style:font-name="Roboto" fo:font-size="12pt" fo:letter-spacing="normal" fo:font-style="normal" officeooo:rsid="000b54ad" style:font-weight-asian="bold" style:font-weight-complex="bold"/>
    </style:style>
    <style:style style:name="T19" style:family="text">
      <style:text-properties style:font-name="Roboto" fo:font-size="12pt" fo:font-style="normal" fo:font-weight="normal"/>
    </style:style>
    <style:style style:name="T20" style:family="text">
      <style:text-properties style:font-name="Roboto" fo:font-size="12pt" fo:font-style="normal" fo:font-weight="normal" officeooo:rsid="000fe3c8"/>
    </style:style>
    <style:style style:name="T21" style:family="text">
      <style:text-properties style:font-name="Roboto" fo:font-size="12pt" fo:font-style="normal" fo:font-weight="normal" officeooo:rsid="0011cb0c"/>
    </style:style>
    <style:style style:name="T22" style:family="text">
      <style:text-properties style:font-name="Roboto" fo:font-size="12pt" fo:font-style="normal" fo:font-weight="normal" style:font-size-asian="12pt" style:font-size-complex="12pt"/>
    </style:style>
    <style:style style:name="T23" style:family="text">
      <style:text-properties fo:font-weight="bold"/>
    </style:style>
    <style:style style:name="T24" style:family="text">
      <style:text-properties fo:font-weight="bold" officeooo:rsid="000b54ad"/>
    </style:style>
    <style:style style:name="T25" style:family="text">
      <style:text-properties officeooo:rsid="000b54ad" style:font-weight-asian="normal" style:font-weight-complex="normal"/>
    </style:style>
    <style:style style:name="T26" style:family="text">
      <style:text-properties officeooo:rsid="000b9483"/>
    </style:style>
    <style:style style:name="T27" style:family="text">
      <style:text-properties officeooo:rsid="000fe3c8"/>
    </style:style>
    <style:style style:name="T28" style:family="text">
      <style:text-properties officeooo:rsid="00108313"/>
    </style:style>
    <style:style style:name="T29" style:family="text">
      <style:text-properties officeooo:rsid="0011cb0c"/>
    </style:style>
    <style:style style:name="T30" style:family="text">
      <style:text-properties fo:font-size="12pt" officeooo:rsid="0011cb0c" style:font-size-asian="12pt" style:font-size-complex="12pt"/>
    </style:style>
    <style:style style:name="T31" style:family="text">
      <style:text-properties style:font-name="Liberation Serif" fo:font-size="12pt" officeooo:rsid="0011cb0c" style:font-size-asian="12pt" style:font-size-complex="12pt"/>
    </style:style>
    <style:style style:name="T32" style:family="text">
      <style:text-properties style:font-name="Liberation Serif" fo:font-size="12pt" fo:font-style="normal" fo:font-weight="normal" style:font-size-asian="12pt" style:font-size-complex="12pt"/>
    </style:style>
    <style:style style:name="T33" style:family="text">
      <style:text-properties style:font-name="Roboto"/>
    </style:style>
    <style:style style:name="T34" style:family="text">
      <style:text-properties style:font-name="Roboto" fo:font-size="12pt" fo:font-style="normal" fo:font-weight="normal"/>
    </style:style>
    <style:style style:name="T35" style:family="text">
      <style:text-properties style:font-name="Roboto" fo:font-size="12pt" fo:font-style="normal" fo:font-weight="normal" officeooo:rsid="000fe3c8"/>
    </style:style>
    <style:style style:name="T36" style:family="text">
      <style:text-properties style:font-name="Roboto" fo:font-size="12pt" fo:font-style="normal" fo:font-weight="normal" style:font-size-asian="12pt" style:font-size-complex="12pt"/>
    </style:style>
    <style:style style:name="T37" style:family="text">
      <style:text-properties style:font-name="Roboto" fo:font-size="12pt" officeooo:rsid="0011cb0c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= </text:span><text:span text:style-name="T1">Глобальная архитектура</text:span></text:p>
      <text:p text:style-name="P11"/>
      <text:p text:style-name="P12"/>
      <text:p text:style-name="P1"><text:span text:style-name="T1">Use Case</text:span><text:span text:style-name="T2"> - </text:span><text:span text:style-name="T8"><text:s/>соединяет все эти четыре</text:span><text:span text:style-name="T9">.</text:span></text:p>
      <text:p text:style-name="P13"/>
      <text:p text:style-name="P4"><text:span text:style-name="T23">Проектирование</text:span><text:span text:style-name="T24"> (дизайн) - </text:span><text:span text:style-name="T25">представляет собой диаграмму классов, диаграмму объектов для поддержки.</text:span></text:p>
      <text:p text:style-name="P14"/>
      <text:p text:style-name="P2"><text:span text:style-name="T3">Реализация - </text:span><text:span text:style-name="T10">компоненты, собранные вместе для создания полной физической системы.</text:span><text:span text:style-name="T15"> </text:span></text:p>
      <text:p text:style-name="P13"/>
      <text:p text:style-name="P1"><text:span text:style-name="T2">Процесс</text:span><text:span text:style-name="T9"> определяет поток системы</text:span></text:p>
      <text:p text:style-name="P13"/>
      <text:p text:style-name="P1"><text:span text:style-name="T2">Развертывание</text:span><text:span text:style-name="T9"> - физические узлы для поддержки этой перспективы.</text:span></text:p>
      <text:p text:style-name="P13"/>
      <text:p text:style-name="P13"/>
      <text:p text:style-name="P13"/>
      <text:h text:style-name="P10" text:outline-level="1"><text:span text:style-name="T6">= </text:span><text:span text:style-name="T7">Типы моделирования</text:span></text:h>
      <text:h text:style-name="P9" text:outline-level="2"><text:span text:style-name="T17">1. </text:span><text:span text:style-name="T18">Структурное моделирование</text:span><text:span text:style-name="T17"> - </text:span><text:span text:style-name="T16">не описывает динамическое поведение системы.</text:span></text:h>
      <text:p text:style-name="P7"><text:span text:style-name="T26">- </text:span><text:span text:style-name="T8">Диаграммы классов</text:span></text:p>
      <text:p text:style-name="P7"><text:span text:style-name="T11">- </text:span><text:span text:style-name="T8">Диаграммы объектов</text:span><text:span text:style-name="T13"> - это экземпляр диаграмы классов.</text:span></text:p>
      <text:p text:style-name="P7"><text:span text:style-name="T9">-</text:span><text:span text:style-name="T11"> </text:span><text:span text:style-name="T8">Диаграмма компонентов</text:span><text:span text:style-name="T13"> -  компоненты состоят из классов, интерфейсов или совместной работы. Для визуализации реализации.</text:span></text:p>
      <text:p text:style-name="P7"><text:span text:style-name="T11">- </text:span><text:span text:style-name="T8">Диаграммы развертывания</text:span><text:span text:style-name="T13"> - набор узлов и их взаимосвязей. Эти узлы являются физическими объектами, на которых развернуты компоненты.</text:span></text:p>
      <text:p text:style-name="P17"/>
      <text:p text:style-name="P8"><text:span text:style-name="T11">- </text:span><text:span text:style-name="T8">Пакетные диаграммы</text:span></text:p>
      <text:p text:style-name="P8"><text:span text:style-name="T9">-</text:span><text:span text:style-name="T11"> </text:span><text:span text:style-name="T8">Составная структурная схема</text:span></text:p>
      <text:p text:style-name="P15"/>
      <text:p text:style-name="P13"/>
      <text:p text:style-name="P6"><text:span text:style-name="T9">2</text:span><text:span text:style-name="T11">. </text:span><text:span text:style-name="T5">Поведенческое моделирование</text:span></text:p>
      <text:p text:style-name="P6"><text:span text:style-name="T11">- </text:span><text:span text:style-name="T8">Диаграммы деятельности</text:span></text:p>
      <text:p text:style-name="P6"><text:span text:style-name="T11">- </text:span><text:span text:style-name="T8">Диаграммы взаимодействия</text:span></text:p>
      <text:p text:style-name="P6"><text:span text:style-name="T11">- </text:span><text:span text:style-name="T8">Диаграммы использования</text:span></text:p>
      <text:p text:style-name="P16"/>
      <text:p text:style-name="P18">UML имеет следующие пять типов поведенческих диаграмм –</text:p>
      <text:list xml:id="list1323424613" text:style-name="L1">
        <text:list-item>
          <text:p text:style-name="P19">Диаграмма вариантов использования</text:p>
        </text:list-item>
        <text:list-item>
          <text:p text:style-name="P20"><text:span text:style-name="T19">Схема последовательности</text:span><text:span text:style-name="T20"> </text:span><text:span text:style-name="T20">- </text:span><text:span text:style-name="T33"> </text:span><text:span text:style-name="T37">последовательная активность</text:span><text:span text:style-name="T22">,</text:span><text:span text:style-name="T19"> </text:span><text:span text:style-name="T19">перетекающ</text:span><text:span text:style-name="T21">ая </text:span><text:span text:style-name="T19"><text:s/>из одного объекта в другой.</text:span></text:p>
        </text:list-item>
        <text:list-item>
          <text:p text:style-name="P19">Диаграмма сотрудничества<text:span text:style-name="T27"> - паралельная активность.</text:span></text:p>
        </text:list-item>
        <text:list-item>
          <text:p text:style-name="P21"><text:span text:style-name="T8">Диаграмма состояний</text:span><text:span text:style-name="T13"> - ибо </text:span><text:span text:style-name="T8">любая система будет реагировать на какие-то внутренние / внешние события.</text:span><text:span text:style-name="T14"> </text:span></text:p>
        </text:list-item>
        <text:list-item>
          <text:p text:style-name="P19"><text:soft-page-break/>Диаграмма деятельности<text:span text:style-name="T28"> - это </text:span>функции системы.</text:p>
        </text:list-item>
      </text:list>
      <text:p text:style-name="P16"/>
      <text:p text:style-name="P13"/>
      <text:p text:style-name="P13"/>
      <text:p text:style-name="P3"><text:span text:style-name="T9">3</text:span><text:span text:style-name="T11">. </text:span><text:span text:style-name="T5">Архитектурное моделирование</text:span></text:p>
      <text:p text:style-name="P3"><text:span text:style-name="T11">- </text:span><text:span text:style-name="T8">содержит как структурные, так и поведенческие элементы системы</text:span><text:span text:style-name="T12">, проект всей систе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6:24:56.591491529</meta:creation-date>
    <dc:date>2020-06-03T08:00:04.082019275</dc:date>
    <meta:editing-duration>PT8M5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184" meta:character-count="1413" meta:non-whitespace-character-count="1253"/>
  </office:meta>
</office:document-meta>
</file>